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TestContextInitializersFactory.getContextInitializ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otTestContextInitializersFactory.AotTestContextInitializers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otTestContextInitializersFactory.loadContextInitializerClass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tTestContextInitializersFactory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tTestContextInitializersFactory.loadContextInitializer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tTestContextInitializersFactory.getContextInitializerClass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